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65in"/>
    </style:style>
    <style:style style:name="Table1.J" style:family="table-column">
      <style:table-column-properties style:column-width="0.6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104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5104in"/>
    </style:style>
    <style:style style:name="Table2.B" style:family="table-column">
      <style:table-column-properties style:column-width="1.1354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4.051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9" style:family="table-row">
      <style:table-row-properties style:min-row-height="0.3646in" fo:keep-together="auto"/>
    </style:style>
    <style:style style:name="Table2.10" style:family="table-row">
      <style:table-row-properties style:min-row-height="0.2847in" fo:keep-together="auto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background-color="#d9d9d9" style:font-size-asian="12pt" style:font-size-complex="12pt"/>
    </style:style>
    <style:style style:name="P3" style:family="paragraph" style:parent-style-name="Standard">
      <style:text-properties fo:font-size="12pt" fo:background-color="#cccccc" style:font-size-asian="12pt" style:font-size-complex="12pt"/>
    </style:style>
    <style:style style:name="P4" style:family="paragraph" style:parent-style-name="Standard">
      <style:text-properties fo:font-size="12pt" fo:background-color="#fce5cd" style:font-size-asian="12pt" style:font-size-complex="12pt"/>
    </style:style>
    <style:style style:name="P5" style:family="paragraph" style:parent-style-name="Standard">
      <style:text-properties fo:font-size="12pt" fo:background-color="#d9ead3" style:font-size-asian="12pt" style:font-size-complex="12pt"/>
    </style:style>
    <style:style style:name="P6" style:family="paragraph" style:parent-style-name="Standard">
      <style:text-properties fo:font-size="12pt" fo:background-color="#a2c4c9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 fo:orphans="0" fo:widows="0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b7b7b7" loext:char-shading-value="0" style:font-size-asian="12pt" style:font-size-complex="12pt"/>
    </style:style>
    <style:style style:name="T3" style:family="text">
      <style:text-properties fo:font-size="12pt" fo:background-color="#fce5cd" loext:char-shading-value="0" style:font-size-asian="12pt" style:font-size-complex="12pt"/>
    </style:style>
    <style:style style:name="T4" style:family="text">
      <style:text-properties fo:font-size="12pt" fo:background-color="#d9ead3" loext:char-shading-value="0" style:font-size-asian="12pt" style:font-size-complex="12pt"/>
    </style:style>
    <style:style style:name="T5" style:family="text">
      <style:text-properties fo:font-size="12pt" fo:background-color="#b6d7a8" loext:char-shading-value="0" style:font-size-asian="12pt" style:font-size-complex="12pt"/>
    </style:style>
    <style:style style:name="T6" style:family="text">
      <style:text-properties fo:font-size="12pt" fo:background-color="#a2c4c9" loext:char-shading-value="0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L -&gt; WL | LyL | B | A</text:span></text:p>
      <text:p text:style-name="Standard"><text:span text:style-name="T1">W -&gt; WF | Lx | eps</text:span></text:p>
      <text:p text:style-name="Standard"><text:span text:style-name="T1">T -&gt; Tc | S</text:span></text:p>
      <text:p text:style-name="Standard"><text:span text:style-name="T1">B -&gt; Ba | F</text:span></text:p>
      <text:p text:style-name="Standard"><text:span text:style-name="T1">S -&gt; abS | SX | ab</text:span></text:p>
      <text:p text:style-name="Standard"><text:span text:style-name="T1">P -&gt; d | d# | d#d</text:span></text:p>
      <text:p text:style-name="Standard"><text:span text:style-name="T1">A -&gt; LzT | T | P | LzP</text:span></text:p>
      <text:p text:style-name="Standard"><text:span text:style-name="T1">X -&gt; ab</text:span></text:p>
      <text:p text:style-name="P1"/>
      <text:p text:style-name="Standard"><text:span text:style-name="T1">Primero eliminar SI</text:span></text:p>
      <text:p text:style-name="P1"/>
      <text:p text:style-name="Standard"><text:span text:style-name="T1">L -&gt; LxL | L | LyL | A <text:s text:c="3"/>-&gt; amb</text:span></text:p>
      <text:p text:style-name="Standard"><text:span text:style-name="T1">T -&gt; Tc | S</text:span></text:p>
      <text:p text:style-name="Standard"><text:span text:style-name="T1">S -&gt; abS | Sab | ab <text:s text:c="2"/>-&gt; amb</text:span></text:p>
      <text:p text:style-name="Standard"><text:span text:style-name="T1">P -&gt; d | d# | d#d</text:span></text:p>
      <text:p text:style-name="Standard"><text:span text:style-name="T1">A -&gt; LzT | T | P | LzP</text:span></text:p>
      <text:p text:style-name="P1"/>
      <text:p text:style-name="Standard"><text:span text:style-name="T1">(elimino el L -&gt; L)</text:span></text:p>
      <text:p text:style-name="P1"/>
      <text:p text:style-name="Standard"><text:span text:style-name="T1">Para TAS -&gt; eliminar amb - RI - factorizar</text:span></text:p>
      <text:p text:style-name="Standard"><text:soft-page-break/><text:span text:style-name="T1">Para las FN -&gt; eliminar e-prod</text:span></text:p>
      <text:p text:style-name="P1"/>
      <text:p text:style-name="Standard"><text:span text:style-name="T1">TAS</text:span></text:p>
      <text:p text:style-name="P1"/>
      <text:p text:style-name="Standard"><text:span text:style-name="T1">L -&gt; LxL | LyL | LzT | T | P | LzP <text:s text:c="2"/>-&gt; amb</text:span></text:p>
      <text:p text:style-name="Standard"><text:span text:style-name="T1">T -&gt; Tc | S</text:span></text:p>
      <text:p text:style-name="Standard"><text:span text:style-name="T1">S -&gt; abS | Sab | ab <text:s text:c="2"/>-&gt; amb abab -&gt; abS <text:s/>(ab)(ab)*</text:span></text:p>
      <text:p text:style-name="Standard"><text:span text:style-name="T1">P -&gt; d | d# | d#d<text:tab/><text:tab/><text:tab/>-&gt; Sab</text:span></text:p>
      <text:p text:style-name="P1"/>
      <text:p text:style-name="Standard"><text:span text:style-name="T1">Eliminar amb de L y S</text:span></text:p>
      <text:p text:style-name="Standard"><text:span text:style-name="T1">L -&gt; TBL | PBL | T | P // mejor dejar LBT | LBP | T | P</text:span></text:p>
      <text:p text:style-name="Standard"><text:span text:style-name="T1">B -&gt; z | x | y</text:span></text:p>
      <text:p text:style-name="Standard"><text:span text:style-name="T1">T -&gt; Tc | S</text:span></text:p>
      <text:p text:style-name="Standard"><text:span text:style-name="T1">S -&gt; SaC | aC <text:s text:c="4"/>// abS | ab</text:span></text:p>
      <text:p text:style-name="Standard"><text:span text:style-name="T1">C -&gt; b </text:span></text:p>
      <text:p text:style-name="Standard"><text:span text:style-name="T1">P -&gt; d | d# | d#d</text:span></text:p>
      <text:p text:style-name="P1"/>
      <text:p text:style-name="Standard"><text:span text:style-name="T1">Sacar RI de T</text:span></text:p>
      <text:p text:style-name="P1"/>
      <text:p text:style-name="Standard"><text:span text:style-name="T1">L -&gt; TA | PA </text:span></text:p>
      <text:p text:style-name="Standard"><text:span text:style-name="T1">A -&gt; BL | eps</text:span></text:p>
      <text:p text:style-name="Standard"><text:soft-page-break/><text:span text:style-name="T1">B -&gt; z | x | y</text:span></text:p>
      <text:p text:style-name="Standard"><text:span text:style-name="T1">T -&gt; SD</text:span></text:p>
      <text:p text:style-name="Standard"><text:span text:style-name="T1">D -&gt; cD | eps</text:span></text:p>
      <text:p text:style-name="Standard"><text:span text:style-name="T1">S -&gt; abC</text:span></text:p>
      <text:p text:style-name="Standard"><text:span text:style-name="T1">C -&gt; abC | eps</text:span></text:p>
      <text:p text:style-name="Standard"><text:span text:style-name="T1">P -&gt; XZ</text:span></text:p>
      <text:p text:style-name="Standard"><text:span text:style-name="T1">Z -&gt; dZ | eps</text:span></text:p>
      <text:p text:style-name="Standard"><text:span text:style-name="T1">X -&gt; d# | eps</text:span></text:p>
      <text:p text:style-name="P1"/>
      <text:p text:style-name="Standard"><text:span text:style-name="T1">Sacar RI de S</text:span></text:p>
      <text:p text:style-name="P1"/>
      <text:p text:style-name="Standard"><text:span text:style-name="T1">L -&gt; TBL | PBL | T | P</text:span></text:p>
      <text:p text:style-name="Standard"><text:span text:style-name="T1">B -&gt; z | x | y</text:span></text:p>
      <text:p text:style-name="Standard"><text:span text:style-name="T1">T -&gt; SD</text:span></text:p>
      <text:p text:style-name="Standard"><text:span text:style-name="T1">D -&gt; cD | eps</text:span></text:p>
      <text:p text:style-name="Standard"><text:span text:style-name="T1">S -&gt; aCW</text:span></text:p>
      <text:p text:style-name="Standard"><text:span text:style-name="T1">W -&gt; aCW | eps <text:s text:c="4"/></text:span></text:p>
      <text:p text:style-name="Standard"><text:span text:style-name="T1">C -&gt; b </text:span></text:p>
      <text:p text:style-name="Standard"><text:span text:style-name="T1">P → dQ</text:span></text:p>
      <text:p text:style-name="Standard"><text:span text:style-name="T1">Q → #d | # | eps</text:span></text:p>
      <text:p text:style-name="P8"><text:span text:style-name="T1">Gramatica</text:span></text:p>
      <text:p text:style-name="P2"/>
      <text:p text:style-name="Standard"><text:span text:style-name="T2">L -&gt; TA | PA </text:span></text:p>
      <text:p text:style-name="Standard"><text:span text:style-name="T2">A -&gt; BL | eps</text:span></text:p>
      <text:p text:style-name="Standard"><text:span text:style-name="T2">B -&gt; z | x | y</text:span></text:p>
      <text:p text:style-name="Standard"><text:span text:style-name="T2">T -&gt; SD</text:span></text:p>
      <text:p text:style-name="Standard"><text:span text:style-name="T2">D -&gt; cD | eps</text:span></text:p>
      <text:p text:style-name="Standard"><text:span text:style-name="T2">S -&gt; aCW</text:span></text:p>
      <text:p text:style-name="Standard"><text:span text:style-name="T2">W -&gt; aCW | eps <text:s text:c="4"/></text:span></text:p>
      <text:p text:style-name="Standard"><text:span text:style-name="T2">C -&gt; b </text:span></text:p>
      <text:p text:style-name="Standard"><text:span text:style-name="T2">P → dQ</text:span></text:p>
      <text:p text:style-name="Standard"><text:span text:style-name="T2">Q → #N | eps</text:span></text:p>
      <text:p text:style-name="Standard"><text:span text:style-name="T2">N → d | eps</text:span></text:p>
      <text:p text:style-name="P3"/>
      <text:p text:style-name="P3"/>
      <text:p text:style-name="Standard"><text:span text:style-name="T1">Para L -&gt; TA</text:span></text:p>
      <text:p text:style-name="Standard"><text:span text:style-name="T1">prim(TA)={a}</text:span></text:p>
      <text:p text:style-name="Standard"><text:span text:style-name="T1">prim(T)={a}</text:span></text:p>
      <text:p text:style-name="Standard"><text:span text:style-name="T1">prim(S)={a}</text:span></text:p>
      <text:p text:style-name="Standard"><text:span text:style-name="T1">prim(a)={a}</text:span></text:p>
      <text:p text:style-name="P1"/>
      <text:p text:style-name="Standard"><text:soft-page-break/><text:span text:style-name="T1">Para L -&gt; PA</text:span></text:p>
      <text:p text:style-name="Standard"><text:span text:style-name="T1">prim(PA)={d}</text:span></text:p>
      <text:p text:style-name="Standard"><text:span text:style-name="T1">prim(P)={d}</text:span></text:p>
      <text:p text:style-name="Standard"><text:span text:style-name="T1">prim(dQ)={d}</text:span></text:p>
      <text:p text:style-name="Standard"><text:span text:style-name="T1">prim(d)={d}</text:span></text:p>
      <text:p text:style-name="P1"/>
      <text:p text:style-name="Standard"><text:span text:style-name="T1">Para A -&gt; BL</text:span></text:p>
      <text:p text:style-name="Standard"><text:span text:style-name="T1">prim(BL)={}</text:span></text:p>
      <text:p text:style-name="Standard"><text:span text:style-name="T1">prim(B)={z,x,y}</text:span></text:p>
      <text:p text:style-name="P1"/>
      <text:p text:style-name="Standard"><text:span text:style-name="T1">Para A -&gt; eps</text:span></text:p>
      <text:p text:style-name="Standard"><text:span text:style-name="T1">prim(eps)={eps}</text:span></text:p>
      <text:p text:style-name="P1"/>
      <text:p text:style-name="Standard"><text:span text:style-name="T1">sig(A)={$}</text:span></text:p>
      <text:p text:style-name="Standard"><text:span text:style-name="T1">sig(L)={$}</text:span></text:p>
      <text:p text:style-name="P1"/>
      <text:p text:style-name="Standard"><text:span text:style-name="T1">Para B -&gt; z</text:span></text:p>
      <text:p text:style-name="Standard"><text:span text:style-name="T1">prim(z)={z}</text:span></text:p>
      <text:p text:style-name="P1"/>
      <text:p text:style-name="Standard"><text:span text:style-name="T1">Para B -&gt; x</text:span></text:p>
      <text:p text:style-name="Standard"><text:span text:style-name="T1">prim(x)={x}</text:span></text:p>
      <text:p text:style-name="P1"><text:soft-page-break/></text:p>
      <text:p text:style-name="Standard"><text:span text:style-name="T1">Para B -&gt; y</text:span></text:p>
      <text:p text:style-name="Standard"><text:span text:style-name="T1">prim(y)={y}</text:span></text:p>
      <text:p text:style-name="P1"/>
      <text:p text:style-name="Standard"><text:span text:style-name="T1">Para T -&gt; SD</text:span></text:p>
      <text:p text:style-name="Standard"><text:span text:style-name="T1">prim(SD)={a}</text:span></text:p>
      <text:p text:style-name="Standard"><text:span text:style-name="T1">prim(S)={a}</text:span></text:p>
      <text:p text:style-name="P1"/>
      <text:p text:style-name="Standard"><text:span text:style-name="T1">Para D -&gt; cD</text:span></text:p>
      <text:p text:style-name="Standard"><text:span text:style-name="T1">prim(cD)={c}</text:span></text:p>
      <text:p text:style-name="Standard"><text:span text:style-name="T1">prim(c)={c}</text:span></text:p>
      <text:p text:style-name="P1"/>
      <text:p text:style-name="Standard"><text:span text:style-name="T1">Para D -&gt; eps</text:span></text:p>
      <text:p text:style-name="Standard"><text:span text:style-name="T1">prim(eps)={eps}</text:span></text:p>
      <text:p text:style-name="P1"/>
      <text:p text:style-name="Standard"><text:span text:style-name="T1">sig(D)={z,x,y,$}</text:span></text:p>
      <text:p text:style-name="Standard"><text:span text:style-name="T1">sig(T)={z,x,y,$}</text:span></text:p>
      <text:p text:style-name="Standard"><text:span text:style-name="T1">prim(A)={z,x,y,$}</text:span></text:p>
      <text:p text:style-name="P1"/>
      <text:p text:style-name="Standard"><text:span text:style-name="T1">Para S -&gt; aCW</text:span></text:p>
      <text:p text:style-name="Standard"><text:span text:style-name="T1">prim(aCW)={a}</text:span></text:p>
      <text:p text:style-name="Standard"><text:soft-page-break/><text:span text:style-name="T1">prim(a)={a}</text:span></text:p>
      <text:p text:style-name="P1"/>
      <text:p text:style-name="Standard"><text:span text:style-name="T1">Para W -&gt; aCW</text:span></text:p>
      <text:p text:style-name="Standard"><text:span text:style-name="T1">prim(aCW)={a}</text:span></text:p>
      <text:p text:style-name="Standard"><text:span text:style-name="T1">prim(a)={a}</text:span></text:p>
      <text:p text:style-name="P1"/>
      <text:p text:style-name="Standard"><text:span text:style-name="T1">Para W-&gt; eps</text:span></text:p>
      <text:p text:style-name="Standard"><text:span text:style-name="T1">prim(eps)={eps}</text:span></text:p>
      <text:p text:style-name="P1"/>
      <text:p text:style-name="Standard"><text:span text:style-name="T1">sig(W)={c,z,x,y,$}</text:span></text:p>
      <text:p text:style-name="Standard"><text:span text:style-name="T1">sig(S)={c,z,x,y,$}</text:span></text:p>
      <text:p text:style-name="Standard"><text:span text:style-name="T1">prim(D)={c,z,x,y,$}</text:span></text:p>
      <text:p text:style-name="P1"/>
      <text:p text:style-name="Standard"><text:span text:style-name="T1">Para C -&gt; b</text:span></text:p>
      <text:p text:style-name="Standard"><text:span text:style-name="T1">prim(b)={b}</text:span></text:p>
      <text:p text:style-name="P1"/>
      <text:p text:style-name="Standard"><text:span text:style-name="T1">Para P -&gt; dQ</text:span></text:p>
      <text:p text:style-name="Standard"><text:span text:style-name="T1">prim(dQ)={d}</text:span></text:p>
      <text:p text:style-name="Standard"><text:span text:style-name="T1">prim(d)={d}</text:span></text:p>
      <text:p text:style-name="P1"/>
      <text:p text:style-name="Standard"><text:span text:style-name="T1">Para Q -&gt; #N</text:span></text:p>
      <text:p text:style-name="Standard"><text:soft-page-break/><text:span text:style-name="T1">prim(#N)={#}</text:span></text:p>
      <text:p text:style-name="Standard"><text:span text:style-name="T1">prim(#)={#}</text:span></text:p>
      <text:p text:style-name="P1"/>
      <text:p text:style-name="Standard"><text:span text:style-name="T1">Para Q -&gt; eps</text:span></text:p>
      <text:p text:style-name="Standard"><text:span text:style-name="T1">prim(eps)={eps}</text:span></text:p>
      <text:p text:style-name="P1"/>
      <text:p text:style-name="Standard"><text:span text:style-name="T1">sig(Q)={z,x,y,$}</text:span></text:p>
      <text:p text:style-name="Standard"><text:span text:style-name="T1">sig(P)={z,x,y,$}</text:span></text:p>
      <text:p text:style-name="Standard"><text:span text:style-name="T1">prim(A)={z,x,y,$}</text:span></text:p>
      <text:p text:style-name="P1"/>
      <text:p text:style-name="Standard"><text:span text:style-name="T1">Para N -&gt; d</text:span></text:p>
      <text:p text:style-name="Standard"><text:span text:style-name="T1">prim(d)={d}</text:span></text:p>
      <text:p text:style-name="P1"/>
      <text:p text:style-name="Standard"><text:span text:style-name="T1">Para N -&gt; eps</text:span></text:p>
      <text:p text:style-name="Standard"><text:span text:style-name="T1">prim(eps)={eps}</text:span></text:p>
      <text:p text:style-name="P1"/>
      <text:p text:style-name="Standard"><text:span text:style-name="T1">sig(N)={z,x,y,$}</text:span></text:p>
      <text:p text:style-name="Standard"><text:span text:style-name="T1">sig(Q)={z,x,y,$}</text:span></text:p>
      <text:p text:style-name="P1"/>
      <table:table table:name="Table1" table:style-name="Table1">
        <table:table-column table:style-name="Table1.A" table:number-columns-repeated="9"/>
        <table:table-column table:style-name="Table1.J"/>
        <text:soft-page-break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y</text:span></text:p>
          </table:table-cell>
          <table:table-cell table:style-name="Table1.A1" office:value-type="string">
            <text:p text:style-name="P11"><text:span text:style-name="T1">x</text:span></text:p>
          </table:table-cell>
          <table:table-cell table:style-name="Table1.A1" office:value-type="string">
            <text:p text:style-name="P11"><text:span text:style-name="T1">c</text:span></text:p>
          </table:table-cell>
          <table:table-cell table:style-name="Table1.A1" office:value-type="string">
            <text:p text:style-name="P11"><text:span text:style-name="T1">a</text:span></text:p>
          </table:table-cell>
          <table:table-cell table:style-name="Table1.A1" office:value-type="string">
            <text:p text:style-name="P11"><text:span text:style-name="T1">b</text:span></text:p>
          </table:table-cell>
          <table:table-cell table:style-name="Table1.A1" office:value-type="string">
            <text:p text:style-name="P11"><text:span text:style-name="T1">d</text:span></text:p>
          </table:table-cell>
          <table:table-cell table:style-name="Table1.A1" office:value-type="string">
            <text:p text:style-name="P11"><text:span text:style-name="T1">#</text:span></text:p>
          </table:table-cell>
          <table:table-cell table:style-name="Table1.A1" office:value-type="string">
            <text:p text:style-name="P11"><text:span text:style-name="T1">z</text:span></text:p>
          </table:table-cell>
          <table:table-cell table:style-name="Table1.A1" office:value-type="string">
            <text:p text:style-name="P11"><text:span text:style-name="T1">$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L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TA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PA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><text:span text:style-name="T1">A</text:span></text:p>
          </table:table-cell>
          <table:table-cell table:style-name="Table1.A1" office:value-type="string">
            <text:p text:style-name="P11"><text:span text:style-name="T1">BL</text:span></text:p>
          </table:table-cell>
          <table:table-cell table:style-name="Table1.A1" office:value-type="string">
            <text:p text:style-name="P11"><text:span text:style-name="T1">BL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BL</text:span></text:p>
          </table:table-cell>
          <table:table-cell table:style-name="Table1.A1" office:value-type="string">
            <text:p text:style-name="P11"><text:span text:style-name="T1">eps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B</text:span></text:p>
          </table:table-cell>
          <table:table-cell table:style-name="Table1.A1" office:value-type="string">
            <text:p text:style-name="P11"><text:span text:style-name="T1">y</text:span></text:p>
          </table:table-cell>
          <table:table-cell table:style-name="Table1.A1" office:value-type="string">
            <text:p text:style-name="P11"><text:span text:style-name="T1">x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z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><text:span text:style-name="T1">T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SD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><text:span text:style-name="T1">D</text:span></text:p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11"><text:span text:style-name="T1">cD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11"><text:span text:style-name="T1">eps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S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acW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><text:span text:style-name="T1">W</text:span></text:p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11"><text:span text:style-name="T1">acW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11"><text:span text:style-name="T1">eps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C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b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><text:span text:style-name="T1">P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dQ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><text:span text:style-name="T1">Q</text:span></text:p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#N</text:span></text:p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11"><text:span text:style-name="T1">eps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N</text:span></text:p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d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><text:span text:style-name="T1">eps</text:span></text:p>
          </table:table-cell>
          <table:table-cell table:style-name="Table1.A1" office:value-type="string">
            <text:p text:style-name="P11"><text:span text:style-name="T1">eps</text:span></text:p>
          </table:table-cell>
        </table:table-row>
      </table:table>
      <text:p text:style-name="P1"/>
      <text:p text:style-name="P1"/>
      <text:p text:style-name="P1"/>
      <text:p text:style-name="Standard"><text:span text:style-name="T1">Gramatica limpia</text:span></text:p>
      <text:p text:style-name="P1"/>
      <text:p text:style-name="Standard"><text:span text:style-name="T1">L -&gt; LxL | LyL | LzT | T | P | LzP <text:s text:c="2"/></text:span></text:p>
      <text:p text:style-name="Standard"><text:span text:style-name="T1">T -&gt; Tc | S</text:span></text:p>
      <text:p text:style-name="Standard"><text:span text:style-name="T1">S -&gt; abS | Sab | ab <text:s text:c="2"/></text:span></text:p>
      <text:p text:style-name="Standard"><text:span text:style-name="T1">P -&gt; d | d# | d#d<text:tab/><text:tab/><text:tab/></text:span></text:p>
      <text:p text:style-name="P1"/>
      <text:p text:style-name="P1"/>
      <text:p text:style-name="Standard"><text:span text:style-name="T3">CNF (2V o 1T) </text:span></text:p>
      <text:p text:style-name="P4"/>
      <text:p text:style-name="Standard"><text:span text:style-name="T3">L → JL | QT | QP | TC | RS | SR | AB | d | DN | WD <text:s text:c="3"/>//falta P</text:span></text:p>
      <text:p text:style-name="Standard"><text:span text:style-name="T3">J → LX | LY </text:span></text:p>
      <text:p text:style-name="Standard"><text:span text:style-name="T3">Q → LZ</text:span></text:p>
      <text:p text:style-name="Standard"><text:span text:style-name="T3">X→ x </text:span></text:p>
      <text:p text:style-name="Standard"><text:span text:style-name="T3">Y→ y</text:span></text:p>
      <text:p text:style-name="Standard"><text:span text:style-name="T3">Z → z</text:span></text:p>
      <text:p text:style-name="Standard"><text:span text:style-name="T3">T → <text:s/>TC | RS | SR | AB</text:span></text:p>
      <text:p text:style-name="Standard"><text:soft-page-break/><text:span text:style-name="T3">C → <text:s/>c</text:span></text:p>
      <text:p text:style-name="Standard"><text:span text:style-name="T3">S → <text:s/>RS | SR | AB</text:span></text:p>
      <text:p text:style-name="Standard"><text:span text:style-name="T3">R → <text:s/>AB</text:span></text:p>
      <text:p text:style-name="Standard"><text:span text:style-name="T3">A → <text:s/>a</text:span></text:p>
      <text:p text:style-name="Standard"><text:span text:style-name="T3">B → <text:s/>b</text:span></text:p>
      <text:p text:style-name="Standard"><text:span text:style-name="T3">P → d | DN | WD</text:span></text:p>
      <text:p text:style-name="Standard"><text:span text:style-name="T3">D → d</text:span></text:p>
      <text:p text:style-name="Standard"><text:span text:style-name="T3">N → #</text:span></text:p>
      <text:p text:style-name="Standard"><text:span text:style-name="T3">W → DN</text:span></text:p>
      <text:p text:style-name="P5"/>
      <text:p text:style-name="Standard"><text:span text:style-name="T4">GNF (1 T con 0 o mas V)</text:span></text:p>
      <text:p text:style-name="P1"/>
      <text:p text:style-name="Standard"><text:span text:style-name="T1">L -&gt; xLG | yLG | zTG | T | P | zPG <text:s/></text:span></text:p>
      <text:p text:style-name="Standard"><text:span text:style-name="T1">G → xLG | yLG | xTG | zPG | eps</text:span></text:p>
      <text:p text:style-name="Standard"><text:span text:style-name="T1">T -&gt; Tc | S</text:span></text:p>
      <text:p text:style-name="Standard"><text:span text:style-name="T1">S -&gt; abS | Sab | ab <text:s text:c="2"/></text:span></text:p>
      <text:p text:style-name="Standard"><text:span text:style-name="T1">P -&gt; d | d# | d#d<text:tab/></text:span></text:p>
      <text:p text:style-name="P1"/>
      <text:p text:style-name="Standard"><text:span text:style-name="T1">Elimino RI de T</text:span></text:p>
      <text:p text:style-name="Standard"><text:span text:style-name="T1">T → SW | S</text:span></text:p>
      <text:p text:style-name="Standard"><text:span text:style-name="T1">W → cW | c</text:span></text:p>
      <text:p text:style-name="P1"><text:soft-page-break/></text:p>
      <text:p text:style-name="P1"/>
      <text:p text:style-name="Standard"><text:span text:style-name="T1">Elimino RI de S</text:span></text:p>
      <text:p text:style-name="Standard"><text:span text:style-name="T1">S → abSX | abX | abS | ab</text:span></text:p>
      <text:p text:style-name="Standard"><text:span text:style-name="T1">X → abX | ab</text:span></text:p>
      <text:p text:style-name="P1"/>
      <text:p text:style-name="Standard"><text:span text:style-name="T4">GNF (1 T con 0 o mas V)</text:span></text:p>
      <text:p text:style-name="P1"/>
      <text:p text:style-name="Standard"><text:span text:style-name="T5">L → xLG | yLG | zTG | aBSXW | aBXW | aBSW | aBW | aBSX | aBX | aBS | aB | d | dN | dND | zPG</text:span></text:p>
      <text:p text:style-name="Standard"><text:span text:style-name="T5">G → xLG | yLG | xTG | zPG | xL | yL | xT | zP</text:span></text:p>
      <text:p text:style-name="Standard"><text:span text:style-name="T5">T → aBSXW | aBXW | aBSW | aBW | aBSX | aBX | aBS | aB</text:span></text:p>
      <text:p text:style-name="Standard"><text:span text:style-name="T5">W → cW | c</text:span></text:p>
      <text:p text:style-name="Standard"><text:span text:style-name="T5">S → aBSX | aBX | aBS | aB</text:span></text:p>
      <text:p text:style-name="Standard"><text:span text:style-name="T5">X → aBX | aB</text:span></text:p>
      <text:p text:style-name="Standard"><text:span text:style-name="T5">P → <text:s/>d | dN | dND</text:span></text:p>
      <text:p text:style-name="Standard"><text:span text:style-name="T5">B → b</text:span></text:p>
      <text:p text:style-name="Standard"><text:span text:style-name="T5">N → #</text:span></text:p>
      <text:p text:style-name="Standard"><text:span text:style-name="T5">D → d</text:span></text:p>
      <text:p text:style-name="P1"/>
      <text:p text:style-name="P1"/>
      <text:p text:style-name="P6"/>
      <text:p text:style-name="P8"><text:span text:style-name="T6">PDA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span text:style-name="T1">Q</text:span></text:p>
          </table:table-cell>
          <table:table-cell table:style-name="Table2.A1" office:value-type="string">
            <text:p text:style-name="P11"><text:span text:style-name="T1">Sigma U eps</text:span></text:p>
          </table:table-cell>
          <table:table-cell table:style-name="Table2.A1" office:value-type="string">
            <text:p text:style-name="P11"><text:span text:style-name="T1">Gamma </text:span></text:p>
          </table:table-cell>
          <table:table-cell table:style-name="Table2.A1" office:value-type="string">
            <text:p text:style-name="P11"><text:span text:style-name="T1">2**Q x Gamma*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x</text:span></text:p>
          </table:table-cell>
          <table:table-cell table:style-name="Table2.A1" office:value-type="string">
            <text:p text:style-name="P11"><text:span text:style-name="T1">L</text:span></text:p>
          </table:table-cell>
          <table:table-cell table:style-name="Table2.A1" office:value-type="string">
            <text:p text:style-name="P11"><text:span text:style-name="T1">{(0,LG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y</text:span></text:p>
          </table:table-cell>
          <table:table-cell table:style-name="Table2.A1" office:value-type="string">
            <text:p text:style-name="P11"><text:span text:style-name="T1">L</text:span></text:p>
          </table:table-cell>
          <table:table-cell table:style-name="Table2.A1" office:value-type="string">
            <text:p text:style-name="P7"><text:span text:style-name="T1">{(0,LG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z</text:span></text:p>
          </table:table-cell>
          <table:table-cell table:style-name="Table2.A1" office:value-type="string">
            <text:p text:style-name="P11"><text:span text:style-name="T1">L</text:span></text:p>
          </table:table-cell>
          <table:table-cell table:style-name="Table2.A1" office:value-type="string">
            <text:p text:style-name="P7"><text:span text:style-name="T1">{(0,TG), (0,PG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a</text:span></text:p>
          </table:table-cell>
          <table:table-cell table:style-name="Table2.A1" office:value-type="string">
            <text:p text:style-name="P11"><text:span text:style-name="T1">L</text:span></text:p>
          </table:table-cell>
          <table:table-cell table:style-name="Table2.A1" office:value-type="string">
            <text:p text:style-name="P11"><text:span text:style-name="T1">{(0,BSXW), (0,BXW), (0,BSW), (0, BX) , (0,BS), (0,B), (0, BW), (0, BSX) 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d</text:span></text:p>
          </table:table-cell>
          <table:table-cell table:style-name="Table2.A1" office:value-type="string">
            <text:p text:style-name="P11"><text:span text:style-name="T1">L</text:span></text:p>
          </table:table-cell>
          <table:table-cell table:style-name="Table2.A1" office:value-type="string">
            <text:p text:style-name="P7"><text:span text:style-name="T1">{(0,eps), (0,N), (0,ND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x</text:span></text:p>
          </table:table-cell>
          <table:table-cell table:style-name="Table2.A1" office:value-type="string">
            <text:p text:style-name="P11"><text:span text:style-name="T1">G</text:span></text:p>
          </table:table-cell>
          <table:table-cell table:style-name="Table2.A1" office:value-type="string">
            <text:p text:style-name="P11"><text:span text:style-name="T1">{(0,LG),(0,TG),(0,L),(0,T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y</text:span></text:p>
          </table:table-cell>
          <table:table-cell table:style-name="Table2.A1" office:value-type="string">
            <text:p text:style-name="P11"><text:span text:style-name="T1">G</text:span></text:p>
          </table:table-cell>
          <table:table-cell table:style-name="Table2.A1" office:value-type="string">
            <text:p text:style-name="P11"><text:span text:style-name="T1">{(0,LG),(0,L)}</text:span></text:p>
          </table:table-cell>
        </table:table-row>
        <table:table-row table:style-name="Table2.9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z</text:span></text:p>
          </table:table-cell>
          <table:table-cell table:style-name="Table2.A1" office:value-type="string">
            <text:p text:style-name="P11"><text:span text:style-name="T1">G</text:span></text:p>
          </table:table-cell>
          <table:table-cell table:style-name="Table2.A1" office:value-type="string">
            <text:p text:style-name="P11"><text:span text:style-name="T1">{(0,PG),(0,P)}</text:span></text:p>
          </table:table-cell>
        </table:table-row>
        <table:table-row table:style-name="Table2.10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a</text:span></text:p>
          </table:table-cell>
          <table:table-cell table:style-name="Table2.A1" office:value-type="string">
            <text:p text:style-name="P11"><text:span text:style-name="T1">T</text:span></text:p>
          </table:table-cell>
          <table:table-cell table:style-name="Table2.A1" office:value-type="string">
            <text:p text:style-name="P7"><text:span text:style-name="T1">{(0,BSXW),(0,BXW),(0,BSW),(0,BW),(0,BSX),(0,BX)(0,BS),(0,B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c</text:span></text:p>
          </table:table-cell>
          <table:table-cell table:style-name="Table2.A1" office:value-type="string">
            <text:p text:style-name="P11"><text:span text:style-name="T1">W</text:span></text:p>
          </table:table-cell>
          <table:table-cell table:style-name="Table2.A1" office:value-type="string">
            <text:p text:style-name="P11"><text:span text:style-name="T1">{(0,W), (0,eps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a</text:span></text:p>
          </table:table-cell>
          <table:table-cell table:style-name="Table2.A1" office:value-type="string">
            <text:p text:style-name="P11"><text:span text:style-name="T1">S</text:span></text:p>
          </table:table-cell>
          <table:table-cell table:style-name="Table2.A1" office:value-type="string">
            <text:p text:style-name="P7"><text:span text:style-name="T1">{(0,BSX),(0,BX),(0,BS),(0,B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a</text:span></text:p>
          </table:table-cell>
          <table:table-cell table:style-name="Table2.A1" office:value-type="string">
            <text:p text:style-name="P11"><text:span text:style-name="T1">X</text:span></text:p>
          </table:table-cell>
          <table:table-cell table:style-name="Table2.A1" office:value-type="string">
            <text:p text:style-name="P11"><text:span text:style-name="T1">{(0,BX),(0,B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d</text:span></text:p>
          </table:table-cell>
          <table:table-cell table:style-name="Table2.A1" office:value-type="string">
            <text:p text:style-name="P11"><text:span text:style-name="T1">P</text:span></text:p>
          </table:table-cell>
          <table:table-cell table:style-name="Table2.A1" office:value-type="string">
            <text:p text:style-name="P11"><text:span text:style-name="T1">{(0,N),(0,ND),(0,eps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b</text:span></text:p>
          </table:table-cell>
          <table:table-cell table:style-name="Table2.A1" office:value-type="string">
            <text:p text:style-name="P11"><text:span text:style-name="T1">B</text:span></text:p>
          </table:table-cell>
          <table:table-cell table:style-name="Table2.A1" office:value-type="string">
            <text:p text:style-name="P11"><text:span text:style-name="T1">{(0,eps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#</text:span></text:p>
          </table:table-cell>
          <table:table-cell table:style-name="Table2.A1" office:value-type="string">
            <text:p text:style-name="P11"><text:span text:style-name="T1">N</text:span></text:p>
          </table:table-cell>
          <table:table-cell table:style-name="Table2.A1" office:value-type="string">
            <text:p text:style-name="P11"><text:span text:style-name="T1">{(0,eps)}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">0</text:span></text:p>
          </table:table-cell>
          <table:table-cell table:style-name="Table2.A1" office:value-type="string">
            <text:p text:style-name="P11"><text:span text:style-name="T1">d</text:span></text:p>
          </table:table-cell>
          <table:table-cell table:style-name="Table2.A1" office:value-type="string">
            <text:p text:style-name="P11"><text:span text:style-name="T1">D</text:span></text:p>
          </table:table-cell>
          <table:table-cell table:style-name="Table2.A1" office:value-type="string">
            <text:p text:style-name="P11"><text:span text:style-name="T1">{(0,eps)}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2" meta:paragraph-count="294" meta:word-count="938" meta:character-count="3206" meta:non-whitespace-character-count="2502"/>
    <meta:generator>LibreOfficeDev/6.0.5.2$Linux_X86_64 LibreOffice_project/</meta:generator>
  </office:meta>
</office:document-meta>
</file>